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3333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13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X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8" calcext:value-type="float">
            <text:p>108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2" calcext:value-type="float">
            <text:p>82</text:p>
          </table:table-cell>
          <table:table-cell table:style-name="ce5" office:value-type="float" office:value="85" calcext:value-type="float">
            <text:p>8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010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tpiet </meta:initial-creator>
    <meta:creation-date>2016-06-08T00:08:44.012202551</meta:creation-date>
    <dc:date>2016-06-08T00:36:45.765157823</dc:date>
    <dc:creator>Pietpiet </dc:creator>
    <meta:editing-duration>PT6M21S</meta:editing-duration>
    <meta:editing-cycles>3</meta:editing-cycles>
    <meta:generator>LibreOffice/5.0.6.2$Linux_X86_64 LibreOffice_project/00$Build-2</meta:generator>
    <meta:document-statistic meta:table-count="1" meta:cell-count="196" meta:object-count="0"/>
  </office:meta>
</office:document-meta>
</file>